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IdentityMap.ReferenceIdentityMap( int keyType , int valueType , int capacity , float loadFactor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IdentityMap.ReferenceIdentityMap( int keyType , int valueType , int 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IdentityMap.hash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IdentityMap.isEqualValu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IdentityMap.ReferenceIdentityMap( int keyType , int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ferenceIdentity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Identity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IdentityMap.ReferenceIdentityMap( int keyType , int valueType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IdentityMap.hash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IdentityMap.isEqualKey( Object key1 , Object key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IdentityMap.Reference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